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fo:widows="1"/>
      <style:text-properties style:font-name="Arial" fo:font-size="11pt" fo:language="ca" fo:country="ES" style:font-size-asian="11pt" style:font-size-complex="11pt"/>
    </style:style>
    <style:style style:name="P2" style:family="paragraph" style:parent-style-name="Text_20_body">
      <style:paragraph-properties fo:text-align="justify" style:justify-single-word="false" fo:widows="1"/>
    </style:style>
    <style:style style:name="P3" style:family="paragraph" style:parent-style-name="Text_20_body">
      <style:paragraph-properties fo:text-align="justify" style:justify-single-word="false" fo:widows="1"/>
      <style:text-properties fo:font-variant="normal" fo:text-transform="none" fo:color="#383838" style:font-name="Arial" fo:font-size="11pt" fo:letter-spacing="normal" fo:language="ca" fo:country="ES" fo:font-style="normal" fo:font-weight="normal" style:font-size-asian="11pt" style:font-size-complex="11pt"/>
    </style:style>
    <style:style style:name="P4" style:family="paragraph" style:parent-style-name="Text_20_body">
      <style:paragraph-properties fo:margin-left="0cm" fo:margin-right="0cm" fo:text-align="justify" style:justify-single-word="false" fo:widows="1" fo:text-indent="0cm" style:auto-text-indent="false"/>
      <style:text-properties style:font-name="Arial" fo:font-size="11pt" fo:language="ca" fo:country="ES" style:font-size-asian="11pt" style:font-size-complex="11pt"/>
    </style:style>
    <style:style style:name="P5" style:family="paragraph" style:parent-style-name="Heading_20_1">
      <style:text-properties fo:language="ca" fo:country="ES"/>
    </style:style>
    <style:style style:name="P6" style:family="paragraph" style:parent-style-name="Text_20_body" style:list-style-name="L1">
      <style:paragraph-properties fo:text-align="justify" style:justify-single-word="false" fo:widows="1"/>
      <style:text-properties fo:language="ca" fo:country="ES"/>
    </style:style>
    <style:style style:name="P7" style:family="paragraph" style:parent-style-name="Text_20_body" style:list-style-name="L2">
      <style:paragraph-properties fo:text-align="justify" style:justify-single-word="false" fo:widows="1"/>
      <style:text-properties fo:language="ca" fo:country="ES"/>
    </style:style>
    <style:style style:name="P8" style:family="paragraph" style:parent-style-name="Text_20_body" style:list-style-name="L1">
      <style:paragraph-properties fo:text-align="justify" style:justify-single-word="false" fo:widows="1"/>
      <style:text-properties style:font-name="Arial" fo:font-size="11pt" fo:language="ca" fo:country="ES" style:font-size-asian="11pt" style:font-size-complex="11pt"/>
    </style:style>
    <style:style style:name="P9" style:family="paragraph" style:parent-style-name="Text_20_body" style:list-style-name="L2">
      <style:paragraph-properties fo:text-align="justify" style:justify-single-word="false" fo:widows="1"/>
      <style:text-properties style:font-name="Arial" fo:font-size="11pt" fo:language="ca" fo:country="ES" style:font-size-asian="11pt" style:font-size-complex="11pt"/>
    </style:style>
    <style:style style:name="P10" style:family="paragraph" style:parent-style-name="Text_20_body" style:list-style-name="L3">
      <style:paragraph-properties fo:text-align="justify" style:justify-single-word="false" fo:widows="1"/>
      <style:text-properties style:font-name="Arial" fo:font-size="11pt" fo:language="ca" fo:country="ES" style:font-size-asian="11pt" style:font-size-complex="11pt"/>
    </style:style>
    <style:style style:name="P11" style:family="paragraph" style:parent-style-name="Text_20_body" style:list-style-name="L4">
      <style:paragraph-properties fo:text-align="justify" style:justify-single-word="false" fo:widows="1"/>
      <style:text-properties style:font-name="Arial" fo:font-size="11pt" fo:language="ca" fo:country="ES" style:font-size-asian="11pt" style:font-size-complex="11pt"/>
    </style:style>
    <style:style style:name="P12" style:family="paragraph" style:parent-style-name="Text_20_body" style:list-style-name="L1">
      <style:paragraph-properties fo:text-align="justify" style:justify-single-word="false" fo:widows="1"/>
      <style:text-properties style:font-name="Arial" fo:font-size="11pt" fo:language="ca" fo:country="ES"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bold" style:font-weight-complex="bold"/>
    </style:style>
    <style:style style:name="T5" style:family="text">
      <style:text-properties fo:font-variant="normal" fo:text-transform="none" fo:color="#000000" fo:letter-spacing="normal" fo:font-style="normal" fo:font-weight="bold" style:font-weight-asian="bold" style:font-weight-complex="bold"/>
    </style:style>
    <style:style style:name="T6" style:family="text">
      <style:text-properties fo:font-variant="normal" fo:text-transform="none" style:use-window-font-color="true" style:font-name="Arial" fo:font-size="11pt" fo:letter-spacing="normal" fo:language="ca" fo:country="ES" fo:font-style="normal"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style:use-window-font-color="true" style:font-name="Arial" fo:font-size="11pt" fo:letter-spacing="normal" fo:language="ca" fo:country="ES" fo:font-style="normal" fo:font-weight="bold" style:font-size-asian="11pt" style:font-style-asian="normal" style:font-weight-asian="bold" style:font-size-complex="11pt" style:font-style-complex="normal" style:font-weight-complex="bold"/>
    </style:style>
    <style:style style:name="T8" style:family="text">
      <style:text-properties fo:font-variant="normal" fo:text-transform="none" style:use-window-font-color="true" style:font-name="Arial" fo:font-size="16pt" fo:letter-spacing="normal" fo:language="ca" fo:country="ES" fo:font-style="normal"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style:use-window-font-color="true"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383838" style:font-name="Arial" fo:font-size="11pt" fo:letter-spacing="normal" fo:font-style="normal" fo:font-weight="normal" style:font-size-asian="11pt" style:font-size-complex="11pt"/>
    </style:style>
    <style:style style:name="T11" style:family="text">
      <style:text-properties fo:font-variant="normal" fo:text-transform="none" fo:color="#383838" fo:letter-spacing="normal" fo:font-style="normal" fo:font-weight="normal"/>
    </style:style>
    <style:style style:name="T12" style:family="text">
      <style:text-properties fo:font-variant="normal" fo:text-transform="none" fo:color="#333333" fo:letter-spacing="normal" fo:font-style="normal" fo:font-weight="normal"/>
    </style:style>
    <style:style style:name="T13" style:family="text">
      <style:text-properties fo:font-weight="bold" style:font-weight-asian="bold" style:font-weight-complex="bold"/>
    </style:style>
    <style:style style:name="T14" style:family="text">
      <style:text-properties style:font-name="Arial" fo:font-size="11pt" style:font-size-asian="11pt" style:font-size-complex="11pt"/>
    </style:style>
    <style:style style:name="T15" style:family="text">
      <style:text-properties style:font-name="Arial" fo:font-size="11pt" fo:language="ca" fo:country="ES" style:font-size-asian="11pt" style:font-size-complex="11pt"/>
    </style:style>
    <style:style style:name="T16" style:family="text">
      <style:text-properties style:font-name="Arial" fo:font-size="11pt" fo:font-weight="normal" style:font-size-asian="11pt" style:font-weight-asian="normal" style:font-size-complex="11pt" style:font-weight-complex="normal"/>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fo:color="#333333" style:font-name="Arial" fo:font-size="11pt" fo:background-color="#ffffff"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la de qualitat</text:h>
      <text:p text:style-name="P4">GFI a la hora de plantejar la <text:span text:style-name="T13">qualitat en el servei ofert a l'ICF</text:span>, proposa tenir en compte els següents aspectes:</text:p>
      <text:list xml:id="list32712375" text:style-name="L1">
        <text:list-item>
          <text:p text:style-name="P6"><text:span text:style-name="T14">Assegurar la correcta alineació amb les necessitats del negoci i </text:span><text:span text:style-name="T16">verificar el compliment dels requisits des del punt de vista de l'usuari: amb la </text:span><text:span text:style-name="T17">“Qualitat en els Requeriments”, </text:span><text:span text:style-name="T16">i</text:span><text:span text:style-name="T17"> </text:span><text:span text:style-name="T16">posant especial interés en la correcta </text:span><text:span text:style-name="T17">“Gestió de peticions”</text:span></text:p>
        </text:list-item>
        <text:list-item>
          <text:p text:style-name="P8"><text:span text:style-name="T1">Minimitzar el risc d'errors, i altres deficiències quan la solució arribi a explotació.</text:span><text:span text:style-name="T13"> </text:span><text:span text:style-name="T1">Amb la</text:span><text:span text:style-name="T13"> “Creació i execució de Casos de proves”</text:span><text:span text:style-name="T1">, amb les </text:span><text:span text:style-name="T13">“Proves d'acceptació(UAT)”</text:span><text:span text:style-name="T1"> per verificar requeriments <text:s/>i <text:s/>les </text:span><text:span text:style-name="T13">“proves de regressió” </text:span><text:span text:style-name="T1">com a mesura preventiva.</text:span></text:p>
        </text:list-item>
        <text:list-item>
          <text:p text:style-name="P6"><text:span text:style-name="T14">Minimitzar el procés de degradació que sol patir el codi com causa del manteniment correctiu i evolutiu amb </text:span><text:span text:style-name="T17">Proves de Sistema, Proves Unitaries, Tests d'integració i Proves de rendiment.</text:span></text:p>
        </text:list-item>
        <text:list-item>
          <text:p text:style-name="P8"><text:span text:style-name="T4">Assegurar la qualitat del entregable, mitjançant la </text:span><text:span text:style-name="T5">aprobació de versions</text:span><text:span text:style-name="T4"> i </text:span><text:span text:style-name="T5">gestió de Releases.</text:span></text:p>
        </text:list-item>
        <text:list-item>
          <text:p text:style-name="P12"><text:span text:style-name="T2">Sempre amb </text:span><text:span text:style-name="T5">actitud preventiva</text:span><text:span text:style-name="T2"> per tal de detectar i solventar qualsevol error el més aviat possible.</text:span></text:p>
        </text:list-item>
      </text:list>
      <text:p text:style-name="P4">L'abast el definirem en el <text:span text:style-name="T13">Master Test Plan </text:span>detallant la estratègia que durem a terme per garantir la qualitat, tant en el procés de producció com en del producte resultant. Amb la definició dels següent procediments:</text:p>
      <text:list xml:id="list32725492" text:style-name="L2">
        <text:list-item>
          <text:p text:style-name="P7"><text:span text:style-name="T10">Per a cada Sprint, definir els casos de proves ( proves piloto ), per tal de </text:span><text:span text:style-name="T14">verificar el compliment dels requeriments així com detectar eventuals omissions en les peticions i propossar necessitats de millora. També es verificarà que tots els formularis i pantalles desenvolupats segueixin una directiva d’estil i format aprovats per I’ICF.</text:span></text:p>
        </text:list-item>
        <text:list-item>
          <text:p text:style-name="P9"><text:span text:style-name="T11">La execució d'aquestes proves un cop fet el desenvolupament, per </text:span>validar <text:s/>que tot funciona com s'esperaba, incloent casos extrems i d'error mitjançant proves d'anomalia. Aquestes proves estan previstes que siguin els propis desenvolupadors que les executin. Faran una revisió creuada de proves per tal de validar els diferents desenvolupaments.</text:p>
        </text:list-item>
        <text:list-item>
          <text:p text:style-name="P9">Definir les proves d'acceptació (UAT) per aixì obtenir la validació del client. </text:p>
        </text:list-item>
        <text:list-item>
          <text:p text:style-name="P9">Definir quin serà el procediment per gestionar les peticions amb el Mantis. Tant per donar una Resposta àgil i eficaç en la resolució de incidències Urgents ( fent servir Kanban i amb la priorització d'incidències) com per d<text:span text:style-name="Emphasis"><text:span text:style-name="T9">efinir com es gestionen les entregues progressives. Tot adaptant-se a la metodologia ja acceptada e implantada per ICF.</text:span></text:span></text:p>
        </text:list-item>
        <text:list-item>
          <text:p text:style-name="P9">Definir els tests d'integració per tal d'<text:span text:style-name="T3">assegurar el correcte funcionament de l'aplicació </text:span><text:span text:style-name="T12">amb altres eines i verificar l'adaptació als sistemes de Ia Generalitat. ( Gestió d'expedients de risc, Business Inteligent, Gestió de Compres, Editran ).</text:span></text:p>
        </text:list-item>
        <text:list-item>
          <text:p text:style-name="P9">Fer proves de Sistema, amb validacions de dissenys tècnics mitjançant prototips.</text:p>
        </text:list-item>
        <text:list-item>
          <text:p text:style-name="P7"><text:span text:style-name="T14">Fer Proves Unitaries, per verificar el compliment dels requeriments funcionals de cada programa. També definint mètriques de </text:span><text:span text:style-name="T18">qualitat del codi, i realitzant controls que assegurin la seva aplicació.</text:span></text:p>
        </text:list-item>
        <text:list-item>
          <text:p text:style-name="P9">Definir les Proves de rendiment, on es sotmetrà al sistema a càrregues de treball similars a les puntes reals per provar el compliment dels temps de resposta.</text:p>
        </text:list-item>
        <text:list-item>
          <text:p text:style-name="P9">Definició de Regresions per tal d'assegurar que els canvis realitzats en els correctius i evolutius no introdueixen nous errors.</text:p>
        </text:list-item>
        <text:list-item>
          <text:p text:style-name="P7"><text:span text:style-name="T10">Revisar la Definició del desplegament recomanant la generació de versions i Releases. Amb la idea de disposar d'un pla d'implementació, que permeti desfer el canvi en cas de detectar-ne alguna anomalia, aixì com per vetllar la correcta integració de tots els </text:span><text:soft-page-break/><text:span text:style-name="T10">components devant de terceres empreses que hagin de fer desenvolupaments puntuals dins l'entorn GFI. Es revisaran també els procesos actuals de creació i manteniment de branques, amb el subversion. </text:span></text:p>
        </text:list-item>
      </text:list>
      <text:p text:style-name="P3">Es proposa fer un estudi, per saber quines de totes aquestes <text:span text:style-name="T13">proves</text:span> anteriorment descrites es poden <text:span text:style-name="T13">automatitzar</text:span> de manera òptima i eficaç.</text:p>
      <text:p text:style-name="P2"><text:span text:style-name="Emphasis"><text:span text:style-name="T6">En cada retrospectiva del Sprint, farem auditoríes per comprobar la</text:span></text:span><text:span text:style-name="Emphasis"><text:span text:style-name="T7"> eficacia del sistema de qualitat</text:span></text:span><text:span text:style-name="Emphasis"><text:span text:style-name="T6"> i si s'escau, fer rectificacions per tal de millorar-ho. ( KPI ???? )</text:span></text:span></text:p>
      <text:h text:style-name="Heading_20_1" text:outline-level="1"><text:span text:style-name="Emphasis"><text:span text:style-name="T8">Roles</text:span></text:span></text:h>
      <text:p text:style-name="P2"><text:span text:style-name="Emphasis"><text:span text:style-name="T6">Definir </text:span></text:span><text:span text:style-name="T15">Roles i responsabilitats de Qualitat:</text:span></text:p>
      <text:list xml:id="list32725200" text:style-name="L3">
        <text:list-item>
          <text:list>
            <text:list-item>
              <text:p text:style-name="P10">El Role de QA, està implicat des del principi del projecte i és l'encarregat de:</text:p>
              <text:list>
                <text:list-item>
                  <text:p text:style-name="P10">Definir El Master Test Plan.</text:p>
                </text:list-item>
                <text:list-item>
                  <text:p text:style-name="P10">Detallar pla de proves per cada Sprint.</text:p>
                </text:list-item>
                <text:list-item>
                  <text:p text:style-name="P10">Detectar la falta de requeriments.</text:p>
                </text:list-item>
                <text:list-item>
                  <text:p text:style-name="P10">Detectar qualsevol anomalia en el Sistema</text:p>
                </text:list-item>
                <text:list-item>
                  <text:p text:style-name="P10">Guiar a l'usuari en la execució dels casos de proves.</text:p>
                </text:list-item>
              </text:list>
            </text:list-item>
          </text:list>
        </text:list-item>
      </text:list>
      <text:p text:style-name="P1">Encara que es aquestes tasques estan pensades per a que siguin executades per algún QA, podria donar-se el cas de que sigui el propi analista Funcional que les executi. Per exemple en la definició del Pla de proves, tenint en compte que l'analista és el coneixerà el negoci, tindria sentit que fos ell, el que acabés fent aquesta tasca, però sempre amb el suport d'un especialista en qualitat del software.</text:p>
      <text:h text:style-name="P5" text:outline-level="1">Eines de qualitat</text:h>
      <text:list xml:id="list33184886" text:continue-numbering="true" text:style-name="L3">
        <text:list-item>
          <text:list>
            <text:list-item>
              <text:p text:style-name="P10">Utiltzarem <text:span text:style-name="T13">Mantis</text:span> Bug Tracker per a la gestió d'incidències.</text:p>
            </text:list-item>
            <text:list-item>
              <text:p text:style-name="P10">Utilitzarem el <text:span text:style-name="T13">TestLink</text:span>, èina corporativa de GFI, per a definir els diferents Test Plan i organitzar els casos d'ús. </text:p>
              <text:p text:style-name="P10">Per a cada sprint s'entregarà el Test Plan amb els resultats de les proves, juntament amb la resta d'informes de control.</text:p>
            </text:list-item>
            <text:list-item>
              <text:p text:style-name="P10">Es fara servir <text:span text:style-name="T13">Subversion</text:span>, per a gestionar els correctius i els evolutius.</text:p>
            </text:list-item>
          </text:list>
        </text:list-item>
      </text:list>
      <text:h text:style-name="P5" text:outline-level="1">Bones pràctiques</text:h>
      <text:list xml:id="list32702209" text:style-name="L4">
        <text:list-item>
          <text:p text:style-name="P11">Després de definir l’anàlisi de requerirnents, haver tancat el funcional i en fase de desenvolupament, l’usuari final detecta que rnanca una funcionalitat que creia que estava inclosa pensant que era una obvietat. </text:p>
          <text:p text:style-name="P11">En entorns àgils, hem de desenvolupar únicament les funcionalitats que es detallen en les històries dels Sprint. En cas de que surti un nou requeriment, se li haura de donar prioritat en el següent Sprint. En cas de que sigui molt Urgent, se l'hauria de prioritzar com a incidencia i gestionar-la amb Kanban.</text:p>
        </text:list-item>
        <text:list-item>
          <text:p text:style-name="P11">Quins mecanismes de control caldria aplicar per evitar situacions no desitjades en les que, degut a una estirnació a Ia baixa sense cap canvi d’abast, es detecta massa tard que Ia data </text:p>
          <text:p text:style-name="P11">Processos de Cap de projecte</text:p>
        </text:list-item>
        <text:list-item>
          <text:p text:style-name="P11">Després de les reunions amb el usuaris es defineix un anàlisi de requeriments, s’espera I’aprovació de l’usuari final i aquest no respon amb brevetat. Aquesta espera afecta a Ia planificació.</text:p>
          <text:p text:style-name="P11"><text:soft-page-break/>Si fem servir metodologies àgils, això no hauria de passar, ja que totes les històries assignades a un sprint sempre estan aprovades. En cas de que hi hagi alguna història no aprovada, aquesta quedaria fora del sprint.</text:p>
        </text:list-item>
        <text:list-item>
          <text:p text:style-name="P11">Estem en període de tancament mensual i al final del dia sorgeix una incidëncia de dificultat alta que impedeix fer el tancament. </text:p>
          <text:p text:style-name="P11">Les Urgències es tracten segons el mètode Kanban, donant-li prioritat.</text:p>
          <text:p text:style-name="P11"/>
        </text:list-item>
        <text:list-item>
          <text:p text:style-name="P11">S’ha de crear una intertase de traspäs de dades entre dos entorns. Realitzar una proposta de document d’especificacions de Ia interficie. </text:p>
        </text:list-item>
        <text:list-item>
          <text:p text:style-name="P11">Davant de reiterades dificultats d’entesa per identificar els requeriments amb un usuari quina estratëgia es proposa seguir per solucionar-ho. </text:p>
          <text:p text:style-name="P11">És l'Analista funcional el que fa de Product Owner, i és ell, l'encarregat d'identificar els requeriments amb els diferents usuaris. Fins que ell no ho verifiqui, no es passarà a desenvolupar en el següent Sprint. </text:p>
          <text:p text:style-name="P11">Si té problemes d'entesa, s'haurà de notificar al Project Manager qui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6-06T11:43:24.94</meta:creation-date>
    <dc:date>2016-06-13T13:01:53.83</dc:date>
    <meta:editing-duration>PT10H47M27S</meta:editing-duration>
    <meta:editing-cycles>30</meta:editing-cycles>
    <meta:generator>OpenOffice.org/3.3$Win32 OpenOffice.org_project/330m20$Build-9567</meta:generator>
    <meta:document-statistic meta:table-count="0" meta:image-count="0" meta:object-count="0" meta:page-count="3" meta:paragraph-count="47" meta:word-count="1138" meta:character-count="6982"/>
  </office:meta>
</office:document-meta>
</file>